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7.3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F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F2]&gt;0)" style:apply-style-name="Bez_20_tytułu2" style:base-cell-address="Monologues_Intro.B2"/>
    </style:style>
    <style:style style:name="ce3" style:family="table-cell" style:parent-style-name="Default">
      <style:map style:condition="is-true-formula([$Monologues_Intro.$F174]&gt;0)" style:apply-style-name="Bez_20_tytułu2" style:base-cell-address="Monologues_Intro.B174"/>
    </style:style>
    <style:style style:name="ce4" style:family="table-cell" style:parent-style-name="Default">
      <style:map style:condition="is-true-formula([$Monologues_Intro.$F174]&gt;0)" style:apply-style-name="Bez_20_tytułu2" style:base-cell-address="Monologues_Intro.D174"/>
    </style:style>
    <style:style style:name="ce5" style:family="table-cell" style:parent-style-name="Default">
      <style:map style:condition="is-true-formula([$Monologues_Intro.$F189]&gt;0)" style:apply-style-name="Bez_20_tytułu2" style:base-cell-address="Monologues_Intro.D189"/>
    </style:style>
    <style:style style:name="ce6" style:family="table-cell" style:parent-style-name="Default">
      <style:map style:condition="is-true-formula([$Monologues_Intro.$F183]&gt;0)" style:apply-style-name="Bez_20_tytułu2" style:base-cell-address="Monologues_Intro.E183"/>
    </style:style>
    <style:style style:name="ce7" style:family="table-cell" style:parent-style-name="Default">
      <style:map style:condition="is-true-formula([$Monologues_Intro.$F201]&gt;0)" style:apply-style-name="Bez_20_tytułu2" style:base-cell-address="Monologues_Intro.F201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ID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table:formula="of:=ROW()-1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Kto zakłóca mój spokój.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table:formula="of:=ROW()-1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zybywam w imieniu twojego wnuka, po sygnet, który był mu obiecany.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table:formula="of:=ROW()-1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ntoni? Ten łajdak?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dość, że zawsze mędził o pieniądze, które trwonił na lewo i prawo, to jeszcze chce mnie okraść po śmierci?!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table:formula="of:=ROW()-1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a! Nawet nie chce mu się ruszyć swojego leniwego dupska i przysyła jakąś dziewkę!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table:formula="of:=ROW()-1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rzynajmniej nie jest jakąś hieną cmentarną… 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table:formula="of:=ROW()-1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 twój wnuk, może chce mieć po tobie jakąś pamiątkę.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table:formula="of:=ROW()-1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wiem co między wami zaszło, ale twój wnuk pomoże mi tylko gdy przyniosę sygnet.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table:formula="of:=ROW()-1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ddawaj pierścień, albo sama go wezmę.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zynajmniej nie jest jakąś hieną cmentarną… 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table:formula="of:=ROW()-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wiem, czy nie wołałbym oddać tego sygnetu jakiemuś złodziejowi… 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table:formula="of:=ROW()-1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w sumie rodziny się nie wybiera… Mój syn miał trudności z wychowaniem tego bachora, nigdy się nie słuchał i robił po swojemu.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table:formula="of:=ROW()-1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Jeśli taka była by twoja wola, mogłabym oddać ten pierścień twojemu synowi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table:formula="of:=ROW()-1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sze zanieść sygnet Antoniemu, prosił o to.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table:formula="of:=ROW()-1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ddaj mi ten pierścień, albo sama go wezmę.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table:formula="of:=ROW()-1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eśli taka była by twoja wola, mogłabym oddać ten pierścień twojemu synowi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table:formula="of:=ROW()-1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Hmm… skąd mam mieć pewność, że nie kłamiesz? Nie sprzedaż go gdzieś pokątnie? Albo nie weźmiesz dla siebie?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table:formula="of:=ROW()-1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ożesz mi zaufać, a co masz do stracenia?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table:formula="of:=ROW()-1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masz innego wyjścia i tak nikt tu nie zagląda, więc albo ja to zrobię, albo sygnet przepadnie.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table:formula="of:=ROW()-1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żesz mi zaufać, a co masz do stracenia?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table:formula="of:=ROW()-1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ezpieczeństwo rodowitego sygnetu, który był przekazywany z dziada pradziada.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table:formula="of:=ROW()-1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Lepiej żeby został tutaj niż został zbezczeszczany przez byle kogo.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table:formula="of:=ROW()-1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wiem czy naprawdę prowadzi cię dobroć duszy, czy nie masz złych zamiarów. Żegnaj…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table:formula="of:=ROW()-1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e masz innego wyjścia i tak nikt tu nie zagląda, więc albo ja to zrobię, albo sygnet przepadnie.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table:formula="of:=ROW()-1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awda to. Masz sygnet oddaj go mojemu synowi Jomaszowi, by tradycja została potrzymana.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table:formula="of:=ROW()-1" office:value-type="float" office:value="26">
            <text:p>2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ogę odejść w spokoju, ale uważaj, już nikt nad nimi nie panuje.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table:formula="of:=ROW()-1" office:value-type="float" office:value="27">
            <text:p>2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usze zanieść sygnet Antoniemu, prosił o to.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table:formula="of:=ROW()-1" office:value-type="float" office:value="28">
            <text:p>2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osił… a on zna w ogóle takie słowo, jak prośba? Hmm… Nie wiem, co robić…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table:formula="of:=ROW()-1" office:value-type="float" office:value="29">
            <text:p>2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ynajmniej pierścień zostanie w rodzinie… mam taką nadzieję… dobrze, trzymaj.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table:formula="of:=ROW()-1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ch magia ci sprzyja, wiem co mówię…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table:formula="of:=ROW()-1" office:value-type="float" office:value="31">
            <text:p>3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ddaj mi ten pierścień, albo sama go wezmę.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table:formula="of:=ROW()-1" office:value-type="float" office:value="32">
            <text:p>3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Jak śmiesz! Giń! Przepadnij! Dziewko nieczysta!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table:formula="of:=ROW()-1" office:value-type="float" office:value="33">
            <text:p>3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 twój wnuk, może chce mieć po tobie jakąś pamiątkę.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table:formula="of:=ROW()-1" office:value-type="float" office:value="34">
            <text:p>3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ak, oczywiście… Gdy przez ostanie pięć lat mojego życia marudził i pytał o to, czy dostanie w spadku moją ziemie i chatę …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table:formula="of:=ROW()-1" office:value-type="float" office:value="35">
            <text:p>3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ty jeszcze nie sprzedał. Może się zmienił?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table:formula="of:=ROW()-1" office:value-type="float" office:value="36">
            <text:p>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ożliwe, choć po tym jak wyglądało jego życie przed moją śmiercią, nie jestem do tego zbytnio przekonany…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formula="of:=ROW()-1" office:value-type="float" office:value="37">
            <text:p>3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może masz racje, przynajmniej chciałbym tak myśleć.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table:formula="of:=ROW()-1" office:value-type="float" office:value="38">
            <text:p>3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eź proszę w takim razie ten pierścień i zanieś mu. Mi się już nie przyda, a tradycja naszej rodziny będzie podtrzymana.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table:formula="of:=ROW()-1" office:value-type="float" office:value="39">
            <text:p>3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ama nadzieję, że uda Ci się stąd wydostać… 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table:formula="of:=ROW()-1" office:value-type="float" office:value="40">
            <text:p>4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e wiem co między wami zaszło, ale twój wnuk pomoże mi tylko gdy przyniosę sygnet. 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table:formula="of:=ROW()-1" office:value-type="float" office:value="41">
            <text:p>4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zyli jednak się nie zmienił… Nie oddam mu go. Nie jest tego godzien, pierścień powinien <text:s/>trafić do mojego syna.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table:formula="of:=ROW()-1" office:value-type="float" office:value="42">
            <text:p>4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aj mi go, pierścień musi trafić do Antoniego.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table:formula="of:=ROW()-1" office:value-type="float" office:value="43">
            <text:p>4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obrze, oddam pierścień twojemu synowi i tak zmierzam do zamku.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table:formula="of:=ROW()-1" office:value-type="float" office:value="44">
            <text:p>4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trzebuję pierścienia do wywiązania się z umowy.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table:formula="of:=ROW()-1" office:value-type="float" office:value="45">
            <text:p>4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ddaj mi ten pierścień, albo sama go wezmę.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table:formula="of:=ROW()-1" office:value-type="float" office:value="46">
            <text:p>4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j mi go, pierścień musi trafić do Antoniego.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table:formula="of:=ROW()-1" office:value-type="float" office:value="47">
            <text:p>4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rzykro mi, nie wiem jakie masz intencje. Nie dostaniesz go!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table:formula="of:=ROW()-1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obrze, oddam pierścień twojemu synowi i tak zmierzam do zamku.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table:formula="of:=ROW()-1" office:value-type="float" office:value="49">
            <text:p>4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Hmm… skąd mam mieć pewność, że nie chcesz mnie oszukać i zabierzesz ten pierścień dla siebie, albo oddasz go Antoniemu?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table:formula="of:=ROW()-1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ożesz mi zaufać, a co masz do stracenia?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table:formula="of:=ROW()-1" office:value-type="float" office:value="51">
            <text:p>5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masz innego wyjścia i tak nikt tu nie zagląda, więc albo ja to zrobię, albo sygnet przepadnie.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table:formula="of:=ROW()-1" office:value-type="float" office:value="52">
            <text:p>5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żesz mi zaufać, a co masz do stracenia?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table:formula="of:=ROW()-1" office:value-type="float" office:value="53">
            <text:p>5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ezpieczeństwo rodowitego sygnetu, który był przekazywany z dziada pradziada.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table:formula="of:=ROW()-1" office:value-type="float" office:value="54">
            <text:p>54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Lepiej żeby został tutaj niż został zbezczeszczany przez byle kogo.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table:formula="of:=ROW()-1" office:value-type="float" office:value="55">
            <text:p>5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wiem czy naprawdę prowadzi cię dobroć duszy, czy nie masz złych zamiarów. Żegnaj…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table:formula="of:=ROW()-1" office:value-type="float" office:value="56">
            <text:p>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e masz innego wyjścia i tak nikt tu nie zagląda, więc albo ja to zrobię, albo sygnet przepadnie.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table:formula="of:=ROW()-1" office:value-type="float" office:value="57">
            <text:p>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awda to. Masz sygnet oddaj go mojemu synowi Jomaszowi, by tradycja została potrzymana.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table:formula="of:=ROW()-1" office:value-type="float" office:value="58">
            <text:p>58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ogę odejść w spokoju, ale uważaj, już nikt nad nimi nie panuje.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table:formula="of:=ROW()-1" office:value-type="float" office:value="59">
            <text:p>5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otrzebuję pierścienia do wywiązania się z umowy.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table:formula="of:=ROW()-1" office:value-type="float" office:value="60">
            <text:p>6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To nie moja sprawa, przykro mi…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table:formula="of:=ROW()-1" office:value-type="float" office:value="61">
            <text:p>6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ddaj mi ten pierścień, albo sama go wezmę.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table:formula="of:=ROW()-1" office:value-type="float" office:value="62">
            <text:p>6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Jak śmiesz! Jesteś złodziejką! Giń!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table:formula="of:=ROW()-1" office:value-type="float" office:value="63">
            <text:p>6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ddaj mi ten pierścień, albo sama go wezmę.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table:formula="of:=ROW()-1" office:value-type="float" office:value="64">
            <text:p>6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Jak śmiesz! Giń! Przepadnij! Dziewko nieczysta!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table:formula="of:=ROW()-1" office:value-type="float" office:value="65">
            <text:p>65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66">
            <text:p>66</text:p>
          </table:table-cell>
          <table:table-cell table:formula="of:=ROW()-1" office:value-type="float" office:value="66">
            <text:p>66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67">
            <text:p>67</text:p>
          </table:table-cell>
          <table:table-cell table:formula="of:=ROW()-1" office:value-type="float" office:value="67">
            <text:p>67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68">
            <text:p>68</text:p>
          </table:table-cell>
          <table:table-cell table:formula="of:=ROW()-1" office:value-type="float" office:value="68">
            <text:p>68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69">
            <text:p>69</text:p>
          </table:table-cell>
          <table:table-cell table:formula="of:=ROW()-1" office:value-type="float" office:value="69">
            <text:p>69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0">
            <text:p>70</text:p>
          </table:table-cell>
          <table:table-cell table:formula="of:=ROW()-1" office:value-type="float" office:value="70">
            <text:p>70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1">
            <text:p>71</text:p>
          </table:table-cell>
          <table:table-cell table:formula="of:=ROW()-1" office:value-type="float" office:value="71">
            <text:p>71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2">
            <text:p>72</text:p>
          </table:table-cell>
          <table:table-cell table:formula="of:=ROW()-1" office:value-type="float" office:value="72">
            <text:p>72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3">
            <text:p>73</text:p>
          </table:table-cell>
          <table:table-cell table:formula="of:=ROW()-1" office:value-type="float" office:value="73">
            <text:p>73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4">
            <text:p>74</text:p>
          </table:table-cell>
          <table:table-cell table:formula="of:=ROW()-1" office:value-type="float" office:value="74">
            <text:p>74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5">
            <text:p>75</text:p>
          </table:table-cell>
          <table:table-cell table:formula="of:=ROW()-1" office:value-type="float" office:value="75">
            <text:p>75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6">
            <text:p>76</text:p>
          </table:table-cell>
          <table:table-cell table:formula="of:=ROW()-1" office:value-type="float" office:value="76">
            <text:p>76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7">
            <text:p>77</text:p>
          </table:table-cell>
          <table:table-cell table:formula="of:=ROW()-1" office:value-type="float" office:value="77">
            <text:p>77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8">
            <text:p>78</text:p>
          </table:table-cell>
          <table:table-cell table:formula="of:=ROW()-1" office:value-type="float" office:value="78">
            <text:p>78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79">
            <text:p>79</text:p>
          </table:table-cell>
          <table:table-cell table:formula="of:=ROW()-1" office:value-type="float" office:value="79">
            <text:p>79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80">
            <text:p>80</text:p>
          </table:table-cell>
          <table:table-cell table:formula="of:=ROW()-1" office:value-type="float" office:value="80">
            <text:p>80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81">
            <text:p>81</text:p>
          </table:table-cell>
          <table:table-cell table:formula="of:=ROW()-1" office:value-type="float" office:value="81">
            <text:p>81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82">
            <text:p>82</text:p>
          </table:table-cell>
          <table:table-cell table:formula="of:=ROW()-1" office:value-type="float" office:value="82">
            <text:p>82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83">
            <text:p>83</text:p>
          </table:table-cell>
          <table:table-cell table:formula="of:=ROW()-1" office:value-type="float" office:value="83">
            <text:p>83</text:p>
          </table:table-cell>
          <table:table-cell table:style-name="ce2"/>
          <table:table-cell table:style-name="ce1" table:number-columns-repeated="6"/>
        </table:table-row>
        <table:table-row table:style-name="ro1">
          <table:table-cell table:formula="of:=ROW()-1" office:value-type="float" office:value="84">
            <text:p>84</text:p>
          </table:table-cell>
          <table:table-cell table:formula="of:=ROW()-1" office:value-type="float" office:value="84">
            <text:p>8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5">
            <text:p>85</text:p>
          </table:table-cell>
          <table:table-cell table:formula="of:=ROW()-1" office:value-type="float" office:value="85">
            <text:p>8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6">
            <text:p>86</text:p>
          </table:table-cell>
          <table:table-cell table:formula="of:=ROW()-1" office:value-type="float" office:value="86">
            <text:p>8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7">
            <text:p>87</text:p>
          </table:table-cell>
          <table:table-cell table:formula="of:=ROW()-1" office:value-type="float" office:value="87">
            <text:p>8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8">
            <text:p>88</text:p>
          </table:table-cell>
          <table:table-cell table:formula="of:=ROW()-1" office:value-type="float" office:value="88">
            <text:p>8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89">
            <text:p>89</text:p>
          </table:table-cell>
          <table:table-cell table:formula="of:=ROW()-1" office:value-type="float" office:value="89">
            <text:p>8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0">
            <text:p>90</text:p>
          </table:table-cell>
          <table:table-cell table:formula="of:=ROW()-1" office:value-type="float" office:value="90">
            <text:p>9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1">
            <text:p>91</text:p>
          </table:table-cell>
          <table:table-cell table:formula="of:=ROW()-1" office:value-type="float" office:value="91">
            <text:p>9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2">
            <text:p>92</text:p>
          </table:table-cell>
          <table:table-cell table:formula="of:=ROW()-1" office:value-type="float" office:value="92">
            <text:p>9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3">
            <text:p>93</text:p>
          </table:table-cell>
          <table:table-cell table:formula="of:=ROW()-1" office:value-type="float" office:value="93">
            <text:p>9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4">
            <text:p>94</text:p>
          </table:table-cell>
          <table:table-cell table:formula="of:=ROW()-1" office:value-type="float" office:value="94">
            <text:p>9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5">
            <text:p>95</text:p>
          </table:table-cell>
          <table:table-cell table:formula="of:=ROW()-1" office:value-type="float" office:value="95">
            <text:p>9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6">
            <text:p>96</text:p>
          </table:table-cell>
          <table:table-cell table:formula="of:=ROW()-1" office:value-type="float" office:value="96">
            <text:p>9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7">
            <text:p>97</text:p>
          </table:table-cell>
          <table:table-cell table:formula="of:=ROW()-1" office:value-type="float" office:value="97">
            <text:p>9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8">
            <text:p>98</text:p>
          </table:table-cell>
          <table:table-cell table:formula="of:=ROW()-1" office:value-type="float" office:value="98">
            <text:p>9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99">
            <text:p>99</text:p>
          </table:table-cell>
          <table:table-cell table:formula="of:=ROW()-1" office:value-type="float" office:value="99">
            <text:p>9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0">
            <text:p>100</text:p>
          </table:table-cell>
          <table:table-cell table:formula="of:=ROW()-1" office:value-type="float" office:value="100">
            <text:p>10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1">
            <text:p>101</text:p>
          </table:table-cell>
          <table:table-cell table:formula="of:=ROW()-1" office:value-type="float" office:value="101">
            <text:p>10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2">
            <text:p>102</text:p>
          </table:table-cell>
          <table:table-cell table:formula="of:=ROW()-1" office:value-type="float" office:value="102">
            <text:p>10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3">
            <text:p>103</text:p>
          </table:table-cell>
          <table:table-cell table:formula="of:=ROW()-1" office:value-type="float" office:value="103">
            <text:p>10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4">
            <text:p>104</text:p>
          </table:table-cell>
          <table:table-cell table:formula="of:=ROW()-1" office:value-type="float" office:value="104">
            <text:p>10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5">
            <text:p>105</text:p>
          </table:table-cell>
          <table:table-cell table:formula="of:=ROW()-1" office:value-type="float" office:value="105">
            <text:p>10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6">
            <text:p>106</text:p>
          </table:table-cell>
          <table:table-cell table:formula="of:=ROW()-1" office:value-type="float" office:value="106">
            <text:p>10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7">
            <text:p>107</text:p>
          </table:table-cell>
          <table:table-cell table:formula="of:=ROW()-1" office:value-type="float" office:value="107">
            <text:p>10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8">
            <text:p>108</text:p>
          </table:table-cell>
          <table:table-cell table:formula="of:=ROW()-1" office:value-type="float" office:value="108">
            <text:p>10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09">
            <text:p>109</text:p>
          </table:table-cell>
          <table:table-cell table:formula="of:=ROW()-1" office:value-type="float" office:value="109">
            <text:p>10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0">
            <text:p>110</text:p>
          </table:table-cell>
          <table:table-cell table:formula="of:=ROW()-1" office:value-type="float" office:value="110">
            <text:p>11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1">
            <text:p>111</text:p>
          </table:table-cell>
          <table:table-cell table:formula="of:=ROW()-1" office:value-type="float" office:value="111">
            <text:p>11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2">
            <text:p>112</text:p>
          </table:table-cell>
          <table:table-cell table:formula="of:=ROW()-1" office:value-type="float" office:value="112">
            <text:p>11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3">
            <text:p>113</text:p>
          </table:table-cell>
          <table:table-cell table:formula="of:=ROW()-1" office:value-type="float" office:value="113">
            <text:p>11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4">
            <text:p>114</text:p>
          </table:table-cell>
          <table:table-cell table:formula="of:=ROW()-1" office:value-type="float" office:value="114">
            <text:p>11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5">
            <text:p>115</text:p>
          </table:table-cell>
          <table:table-cell table:formula="of:=ROW()-1" office:value-type="float" office:value="115">
            <text:p>11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6">
            <text:p>116</text:p>
          </table:table-cell>
          <table:table-cell table:formula="of:=ROW()-1" office:value-type="float" office:value="116">
            <text:p>11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7">
            <text:p>117</text:p>
          </table:table-cell>
          <table:table-cell table:formula="of:=ROW()-1" office:value-type="float" office:value="117">
            <text:p>11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8">
            <text:p>118</text:p>
          </table:table-cell>
          <table:table-cell table:formula="of:=ROW()-1" office:value-type="float" office:value="118">
            <text:p>11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19">
            <text:p>119</text:p>
          </table:table-cell>
          <table:table-cell table:formula="of:=ROW()-1" office:value-type="float" office:value="119">
            <text:p>11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0">
            <text:p>120</text:p>
          </table:table-cell>
          <table:table-cell table:formula="of:=ROW()-1" office:value-type="float" office:value="120">
            <text:p>12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1">
            <text:p>121</text:p>
          </table:table-cell>
          <table:table-cell table:formula="of:=ROW()-1" office:value-type="float" office:value="121">
            <text:p>12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2">
            <text:p>122</text:p>
          </table:table-cell>
          <table:table-cell table:formula="of:=ROW()-1" office:value-type="float" office:value="122">
            <text:p>12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3">
            <text:p>123</text:p>
          </table:table-cell>
          <table:table-cell table:formula="of:=ROW()-1" office:value-type="float" office:value="123">
            <text:p>12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4">
            <text:p>124</text:p>
          </table:table-cell>
          <table:table-cell table:formula="of:=ROW()-1" office:value-type="float" office:value="124">
            <text:p>12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5">
            <text:p>125</text:p>
          </table:table-cell>
          <table:table-cell table:formula="of:=ROW()-1" office:value-type="float" office:value="125">
            <text:p>12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6">
            <text:p>126</text:p>
          </table:table-cell>
          <table:table-cell table:formula="of:=ROW()-1" office:value-type="float" office:value="126">
            <text:p>12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7">
            <text:p>127</text:p>
          </table:table-cell>
          <table:table-cell table:formula="of:=ROW()-1" office:value-type="float" office:value="127">
            <text:p>12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8">
            <text:p>128</text:p>
          </table:table-cell>
          <table:table-cell table:formula="of:=ROW()-1" office:value-type="float" office:value="128">
            <text:p>12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29">
            <text:p>129</text:p>
          </table:table-cell>
          <table:table-cell table:formula="of:=ROW()-1" office:value-type="float" office:value="129">
            <text:p>12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0">
            <text:p>130</text:p>
          </table:table-cell>
          <table:table-cell table:formula="of:=ROW()-1" office:value-type="float" office:value="130">
            <text:p>13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1">
            <text:p>131</text:p>
          </table:table-cell>
          <table:table-cell table:formula="of:=ROW()-1" office:value-type="float" office:value="131">
            <text:p>13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2">
            <text:p>132</text:p>
          </table:table-cell>
          <table:table-cell table:formula="of:=ROW()-1" office:value-type="float" office:value="132">
            <text:p>13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3">
            <text:p>133</text:p>
          </table:table-cell>
          <table:table-cell table:formula="of:=ROW()-1" office:value-type="float" office:value="133">
            <text:p>13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4">
            <text:p>134</text:p>
          </table:table-cell>
          <table:table-cell table:formula="of:=ROW()-1" office:value-type="float" office:value="134">
            <text:p>13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5">
            <text:p>135</text:p>
          </table:table-cell>
          <table:table-cell table:formula="of:=ROW()-1" office:value-type="float" office:value="135">
            <text:p>13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6">
            <text:p>136</text:p>
          </table:table-cell>
          <table:table-cell table:formula="of:=ROW()-1" office:value-type="float" office:value="136">
            <text:p>13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7">
            <text:p>137</text:p>
          </table:table-cell>
          <table:table-cell table:formula="of:=ROW()-1" office:value-type="float" office:value="137">
            <text:p>13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8">
            <text:p>138</text:p>
          </table:table-cell>
          <table:table-cell table:formula="of:=ROW()-1" office:value-type="float" office:value="138">
            <text:p>13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39">
            <text:p>139</text:p>
          </table:table-cell>
          <table:table-cell table:formula="of:=ROW()-1" office:value-type="float" office:value="139">
            <text:p>13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0">
            <text:p>140</text:p>
          </table:table-cell>
          <table:table-cell table:formula="of:=ROW()-1" office:value-type="float" office:value="140">
            <text:p>14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1">
            <text:p>141</text:p>
          </table:table-cell>
          <table:table-cell table:formula="of:=ROW()-1" office:value-type="float" office:value="141">
            <text:p>14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2">
            <text:p>142</text:p>
          </table:table-cell>
          <table:table-cell table:formula="of:=ROW()-1" office:value-type="float" office:value="142">
            <text:p>14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3">
            <text:p>143</text:p>
          </table:table-cell>
          <table:table-cell table:formula="of:=ROW()-1" office:value-type="float" office:value="143">
            <text:p>14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4">
            <text:p>144</text:p>
          </table:table-cell>
          <table:table-cell table:formula="of:=ROW()-1" office:value-type="float" office:value="144">
            <text:p>14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5">
            <text:p>145</text:p>
          </table:table-cell>
          <table:table-cell table:formula="of:=ROW()-1" office:value-type="float" office:value="145">
            <text:p>14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6">
            <text:p>146</text:p>
          </table:table-cell>
          <table:table-cell table:formula="of:=ROW()-1" office:value-type="float" office:value="146">
            <text:p>14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7">
            <text:p>147</text:p>
          </table:table-cell>
          <table:table-cell table:formula="of:=ROW()-1" office:value-type="float" office:value="147">
            <text:p>14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8">
            <text:p>148</text:p>
          </table:table-cell>
          <table:table-cell table:formula="of:=ROW()-1" office:value-type="float" office:value="148">
            <text:p>14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49">
            <text:p>149</text:p>
          </table:table-cell>
          <table:table-cell table:formula="of:=ROW()-1" office:value-type="float" office:value="149">
            <text:p>14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0">
            <text:p>150</text:p>
          </table:table-cell>
          <table:table-cell table:formula="of:=ROW()-1" office:value-type="float" office:value="150">
            <text:p>15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1">
            <text:p>151</text:p>
          </table:table-cell>
          <table:table-cell table:formula="of:=ROW()-1" office:value-type="float" office:value="151">
            <text:p>15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2">
            <text:p>152</text:p>
          </table:table-cell>
          <table:table-cell table:formula="of:=ROW()-1" office:value-type="float" office:value="152">
            <text:p>15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3">
            <text:p>153</text:p>
          </table:table-cell>
          <table:table-cell table:formula="of:=ROW()-1" office:value-type="float" office:value="153">
            <text:p>15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4">
            <text:p>154</text:p>
          </table:table-cell>
          <table:table-cell table:formula="of:=ROW()-1" office:value-type="float" office:value="154">
            <text:p>15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5">
            <text:p>155</text:p>
          </table:table-cell>
          <table:table-cell table:formula="of:=ROW()-1" office:value-type="float" office:value="155">
            <text:p>15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6">
            <text:p>156</text:p>
          </table:table-cell>
          <table:table-cell table:formula="of:=ROW()-1" office:value-type="float" office:value="156">
            <text:p>15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7">
            <text:p>157</text:p>
          </table:table-cell>
          <table:table-cell table:formula="of:=ROW()-1" office:value-type="float" office:value="157">
            <text:p>15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8">
            <text:p>158</text:p>
          </table:table-cell>
          <table:table-cell table:formula="of:=ROW()-1" office:value-type="float" office:value="158">
            <text:p>15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59">
            <text:p>159</text:p>
          </table:table-cell>
          <table:table-cell table:formula="of:=ROW()-1" office:value-type="float" office:value="159">
            <text:p>15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0">
            <text:p>160</text:p>
          </table:table-cell>
          <table:table-cell table:formula="of:=ROW()-1" office:value-type="float" office:value="160">
            <text:p>16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1">
            <text:p>161</text:p>
          </table:table-cell>
          <table:table-cell table:formula="of:=ROW()-1" office:value-type="float" office:value="161">
            <text:p>16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2">
            <text:p>162</text:p>
          </table:table-cell>
          <table:table-cell table:formula="of:=ROW()-1" office:value-type="float" office:value="162">
            <text:p>162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3">
            <text:p>163</text:p>
          </table:table-cell>
          <table:table-cell table:formula="of:=ROW()-1" office:value-type="float" office:value="163">
            <text:p>163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4">
            <text:p>164</text:p>
          </table:table-cell>
          <table:table-cell table:formula="of:=ROW()-1" office:value-type="float" office:value="164">
            <text:p>164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5">
            <text:p>165</text:p>
          </table:table-cell>
          <table:table-cell table:formula="of:=ROW()-1" office:value-type="float" office:value="165">
            <text:p>165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6">
            <text:p>166</text:p>
          </table:table-cell>
          <table:table-cell table:formula="of:=ROW()-1" office:value-type="float" office:value="166">
            <text:p>166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7">
            <text:p>167</text:p>
          </table:table-cell>
          <table:table-cell table:formula="of:=ROW()-1" office:value-type="float" office:value="167">
            <text:p>167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8">
            <text:p>168</text:p>
          </table:table-cell>
          <table:table-cell table:formula="of:=ROW()-1" office:value-type="float" office:value="168">
            <text:p>168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69">
            <text:p>169</text:p>
          </table:table-cell>
          <table:table-cell table:formula="of:=ROW()-1" office:value-type="float" office:value="169">
            <text:p>169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0">
            <text:p>170</text:p>
          </table:table-cell>
          <table:table-cell table:formula="of:=ROW()-1" office:value-type="float" office:value="170">
            <text:p>170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1">
            <text:p>171</text:p>
          </table:table-cell>
          <table:table-cell table:formula="of:=ROW()-1" office:value-type="float" office:value="171">
            <text:p>171</text:p>
          </table:table-cell>
          <table:table-cell table:style-name="ce1" table:number-columns-repeated="7"/>
        </table:table-row>
        <table:table-row table:style-name="ro1">
          <table:table-cell table:formula="of:=ROW()-1" office:value-type="float" office:value="172">
            <text:p>172</text:p>
          </table:table-cell>
          <table:table-cell table:formula="of:=ROW()-1" office:value-type="float" office:value="172">
            <text:p>17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3">
            <text:p>173</text:p>
          </table:table-cell>
          <table:table-cell table:formula="of:=ROW()-1" office:value-type="float" office:value="173">
            <text:p>17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4">
            <text:p>174</text:p>
          </table:table-cell>
          <table:table-cell table:formula="of:=ROW()-1" office:value-type="float" office:value="174">
            <text:p>17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5">
            <text:p>175</text:p>
          </table:table-cell>
          <table:table-cell table:formula="of:=ROW()-1" office:value-type="float" office:value="175">
            <text:p>17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6">
            <text:p>176</text:p>
          </table:table-cell>
          <table:table-cell table:formula="of:=ROW()-1" office:value-type="float" office:value="176">
            <text:p>17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7">
            <text:p>177</text:p>
          </table:table-cell>
          <table:table-cell table:formula="of:=ROW()-1" office:value-type="float" office:value="177">
            <text:p>17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8">
            <text:p>178</text:p>
          </table:table-cell>
          <table:table-cell table:formula="of:=ROW()-1" office:value-type="float" office:value="178">
            <text:p>178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79">
            <text:p>179</text:p>
          </table:table-cell>
          <table:table-cell table:formula="of:=ROW()-1" office:value-type="float" office:value="179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0">
            <text:p>180</text:p>
          </table:table-cell>
          <table:table-cell table:formula="of:=ROW()-1" office:value-type="float" office:value="180">
            <text:p>180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181">
            <text:p>181</text:p>
          </table:table-cell>
          <table:table-cell table:formula="of:=ROW()-1" office:value-type="float" office:value="181">
            <text:p>181</text:p>
          </table:table-cell>
          <table:table-cell table:style-name="ce3" table:number-columns-repeated="2"/>
          <table:table-cell table:style-name="ce4"/>
          <table:table-cell table:style-name="ce6"/>
          <table:table-cell table:style-name="ce3" table:number-columns-repeated="3"/>
        </table:table-row>
        <table:table-row table:style-name="ro1">
          <table:table-cell table:formula="of:=ROW()-1" office:value-type="float" office:value="182">
            <text:p>182</text:p>
          </table:table-cell>
          <table:table-cell table:formula="of:=ROW()-1" office:value-type="float" office:value="182">
            <text:p>18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3">
            <text:p>183</text:p>
          </table:table-cell>
          <table:table-cell table:formula="of:=ROW()-1" office:value-type="float" office:value="183">
            <text:p>18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4">
            <text:p>184</text:p>
          </table:table-cell>
          <table:table-cell table:formula="of:=ROW()-1" office:value-type="float" office:value="184">
            <text:p>184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5">
            <text:p>185</text:p>
          </table:table-cell>
          <table:table-cell table:formula="of:=ROW()-1" office:value-type="float" office:value="185">
            <text:p>185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6">
            <text:p>186</text:p>
          </table:table-cell>
          <table:table-cell table:formula="of:=ROW()-1" office:value-type="float" office:value="186">
            <text:p>186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1">
          <table:table-cell table:formula="of:=ROW()-1" office:value-type="float" office:value="187">
            <text:p>187</text:p>
          </table:table-cell>
          <table:table-cell table:formula="of:=ROW()-1" office:value-type="float" office:value="187">
            <text:p>18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88">
            <text:p>188</text:p>
          </table:table-cell>
          <table:table-cell table:formula="of:=ROW()-1" office:value-type="float" office:value="188">
            <text:p>18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89">
            <text:p>189</text:p>
          </table:table-cell>
          <table:table-cell table:formula="of:=ROW()-1" office:value-type="float" office:value="189">
            <text:p>18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0">
            <text:p>190</text:p>
          </table:table-cell>
          <table:table-cell table:formula="of:=ROW()-1" office:value-type="float" office:value="190">
            <text:p>19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1">
            <text:p>191</text:p>
          </table:table-cell>
          <table:table-cell table:formula="of:=ROW()-1" office:value-type="float" office:value="191">
            <text:p>19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2">
            <text:p>192</text:p>
          </table:table-cell>
          <table:table-cell table:formula="of:=ROW()-1" office:value-type="float" office:value="192">
            <text:p>19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3">
            <text:p>193</text:p>
          </table:table-cell>
          <table:table-cell table:formula="of:=ROW()-1" office:value-type="float" office:value="193">
            <text:p>19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4">
            <text:p>194</text:p>
          </table:table-cell>
          <table:table-cell table:formula="of:=ROW()-1" office:value-type="float" office:value="194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5">
            <text:p>195</text:p>
          </table:table-cell>
          <table:table-cell table:formula="of:=ROW()-1" office:value-type="float" office:value="195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6">
            <text:p>196</text:p>
          </table:table-cell>
          <table:table-cell table:formula="of:=ROW()-1" office:value-type="float" office:value="196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7">
            <text:p>197</text:p>
          </table:table-cell>
          <table:table-cell table:formula="of:=ROW()-1" office:value-type="float" office:value="197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8">
            <text:p>198</text:p>
          </table:table-cell>
          <table:table-cell table:formula="of:=ROW()-1" office:value-type="float" office:value="198">
            <text:p>19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199">
            <text:p>199</text:p>
          </table:table-cell>
          <table:table-cell table:formula="of:=ROW()-1" office:value-type="float" office:value="199">
            <text:p>19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7" table:number-columns-repeated="3"/>
        </table:table-row>
        <table:table-row table:style-name="ro1">
          <table:table-cell table:formula="of:=ROW()-1" office:value-type="float" office:value="200">
            <text:p>200</text:p>
          </table:table-cell>
          <table:table-cell table:formula="of:=ROW()-1" office:value-type="float" office:value="200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1">
            <text:p>201</text:p>
          </table:table-cell>
          <table:table-cell table:formula="of:=ROW()-1" office:value-type="float" office:value="201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2">
            <text:p>202</text:p>
          </table:table-cell>
          <table:table-cell table:formula="of:=ROW()-1" office:value-type="float" office:value="202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3">
            <text:p>203</text:p>
          </table:table-cell>
          <table:table-cell table:formula="of:=ROW()-1" office:value-type="float" office:value="203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4">
            <text:p>204</text:p>
          </table:table-cell>
          <table:table-cell table:formula="of:=ROW()-1" office:value-type="float" office:value="204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5">
            <text:p>205</text:p>
          </table:table-cell>
          <table:table-cell table:formula="of:=ROW()-1" office:value-type="float" office:value="205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6">
            <text:p>206</text:p>
          </table:table-cell>
          <table:table-cell table:formula="of:=ROW()-1" office:value-type="float" office:value="206">
            <text:p>20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7">
            <text:p>207</text:p>
          </table:table-cell>
          <table:table-cell table:formula="of:=ROW()-1" office:value-type="float" office:value="207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8">
            <text:p>208</text:p>
          </table:table-cell>
          <table:table-cell table:formula="of:=ROW()-1" office:value-type="float" office:value="208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09">
            <text:p>209</text:p>
          </table:table-cell>
          <table:table-cell table:formula="of:=ROW()-1" office:value-type="float" office:value="209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0">
            <text:p>210</text:p>
          </table:table-cell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1">
            <text:p>211</text:p>
          </table:table-cell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2">
            <text:p>212</text:p>
          </table:table-cell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3">
            <text:p>213</text:p>
          </table:table-cell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4">
            <text:p>214</text:p>
          </table:table-cell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5">
            <text:p>215</text:p>
          </table:table-cell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6">
            <text:p>216</text:p>
          </table:table-cell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7">
            <text:p>217</text:p>
          </table:table-cell>
          <table:table-cell table:formula="of:=ROW()-1" office:value-type="float" office:value="217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8">
            <text:p>218</text:p>
          </table:table-cell>
          <table:table-cell table:formula="of:=ROW()-1" office:value-type="float" office:value="218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19">
            <text:p>219</text:p>
          </table:table-cell>
          <table:table-cell table:formula="of:=ROW()-1" office:value-type="float" office:value="219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0">
            <text:p>220</text:p>
          </table:table-cell>
          <table:table-cell table:formula="of:=ROW()-1" office:value-type="float" office:value="220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1">
            <text:p>221</text:p>
          </table:table-cell>
          <table:table-cell table:formula="of:=ROW()-1" office:value-type="float" office:value="221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2">
            <text:p>222</text:p>
          </table:table-cell>
          <table:table-cell table:formula="of:=ROW()-1" office:value-type="float" office:value="222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3">
            <text:p>223</text:p>
          </table:table-cell>
          <table:table-cell table:formula="of:=ROW()-1" office:value-type="float" office:value="223">
            <text:p>22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4">
            <text:p>224</text:p>
          </table:table-cell>
          <table:table-cell table:formula="of:=ROW()-1" office:value-type="float" office:value="224">
            <text:p>224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1">
          <table:table-cell table:formula="of:=ROW()-1" office:value-type="float" office:value="225">
            <text:p>225</text:p>
          </table:table-cell>
          <table:table-cell table:formula="of:=ROW()-1" office:value-type="float" office:value="225">
            <text:p>225</text:p>
          </table:table-cell>
          <table:table-cell table:style-name="ce3" table:number-columns-repeated="2"/>
          <table:table-cell table:style-name="ce5"/>
          <table:table-cell table:style-name="ce6"/>
          <table:table-cell table:style-name="ce3" table:number-columns-repeated="3"/>
        </table:table-row>
        <table:table-row table:style-name="ro1">
          <table:table-cell table:formula="of:=ROW()-1" office:value-type="float" office:value="226">
            <text:p>226</text:p>
          </table:table-cell>
          <table:table-cell table:formula="of:=ROW()-1" office:value-type="float" office:value="226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7">
            <text:p>227</text:p>
          </table:table-cell>
          <table:table-cell table:formula="of:=ROW()-1" office:value-type="float" office:value="227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8">
            <text:p>228</text:p>
          </table:table-cell>
          <table:table-cell table:formula="of:=ROW()-1" office:value-type="float" office:value="228">
            <text:p>22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29">
            <text:p>229</text:p>
          </table:table-cell>
          <table:table-cell table:formula="of:=ROW()-1" office:value-type="float" office:value="229">
            <text:p>229</text:p>
          </table:table-cell>
          <table:table-cell table:number-columns-repeated="7"/>
        </table:table-row>
        <table:table-row table:style-name="ro1">
          <table:table-cell table:formula="of:=ROW()-1" office:value-type="float" office:value="230">
            <text:p>230</text:p>
          </table:table-cell>
          <table:table-cell table:formula="of:=ROW()-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table:formula="of:=ROW()-1" office:value-type="float" office:value="231">
            <text:p>231</text:p>
          </table:table-cell>
          <table:table-cell table:formula="of:=ROW()-1" office:value-type="float" office:value="231">
            <text:p>231</text:p>
          </table:table-cell>
          <table:table-cell table:number-columns-repeated="7"/>
        </table:table-row>
        <table:table-row table:style-name="ro1">
          <table:table-cell table:formula="of:=ROW()-1" office:value-type="float" office:value="232">
            <text:p>232</text:p>
          </table:table-cell>
          <table:table-cell table:formula="of:=ROW()-1" office:value-type="float" office:value="232">
            <text:p>232</text:p>
          </table:table-cell>
          <table:table-cell table:number-columns-repeated="7"/>
        </table:table-row>
        <table:table-row table:style-name="ro1">
          <table:table-cell table:formula="of:=ROW()-1" office:value-type="float" office:value="233">
            <text:p>233</text:p>
          </table:table-cell>
          <table:table-cell table:formula="of:=ROW()-1" office:value-type="float" office:value="233">
            <text:p>233</text:p>
          </table:table-cell>
          <table:table-cell table:number-columns-repeated="7"/>
        </table:table-row>
        <table:table-row table:style-name="ro1">
          <table:table-cell table:formula="of:=ROW()-1" office:value-type="float" office:value="234">
            <text:p>234</text:p>
          </table:table-cell>
          <table:table-cell table:formula="of:=ROW()-1" office:value-type="float" office:value="234">
            <text:p>234</text:p>
          </table:table-cell>
          <table:table-cell table:number-columns-repeated="7"/>
        </table:table-row>
        <table:table-row table:style-name="ro1">
          <table:table-cell table:formula="of:=ROW()-1" office:value-type="float" office:value="235">
            <text:p>235</text:p>
          </table:table-cell>
          <table:table-cell table:formula="of:=ROW()-1" office:value-type="float" office:value="235">
            <text:p>235</text:p>
          </table:table-cell>
          <table:table-cell table:number-columns-repeated="7"/>
        </table:table-row>
        <table:table-row table:style-name="ro1">
          <table:table-cell table:formula="of:=ROW()-1" office:value-type="float" office:value="236">
            <text:p>236</text:p>
          </table:table-cell>
          <table:table-cell table:formula="of:=ROW()-1" office:value-type="float" office:value="236">
            <text:p>236</text:p>
          </table:table-cell>
          <table:table-cell table:number-columns-repeated="7"/>
        </table:table-row>
        <table:table-row table:style-name="ro1">
          <table:table-cell table:formula="of:=ROW()-1" office:value-type="float" office:value="237">
            <text:p>237</text:p>
          </table:table-cell>
          <table:table-cell table:formula="of:=ROW()-1" office:value-type="float" office:value="237">
            <text:p>237</text:p>
          </table:table-cell>
          <table:table-cell table:number-columns-repeated="7"/>
        </table:table-row>
        <table:table-row table:style-name="ro1">
          <table:table-cell table:formula="of:=ROW()-1" office:value-type="float" office:value="238">
            <text:p>238</text:p>
          </table:table-cell>
          <table:table-cell table:formula="of:=ROW()-1" office:value-type="float" office:value="238">
            <text:p>238</text:p>
          </table:table-cell>
          <table:table-cell table:number-columns-repeated="7"/>
        </table:table-row>
        <table:table-row table:style-name="ro1">
          <table:table-cell table:formula="of:=ROW()-1" office:value-type="float" office:value="239">
            <text:p>239</text:p>
          </table:table-cell>
          <table:table-cell table:formula="of:=ROW()-1" office:value-type="float" office:value="239">
            <text:p>239</text:p>
          </table:table-cell>
          <table:table-cell table:number-columns-repeated="7"/>
        </table:table-row>
        <table:table-row table:style-name="ro1">
          <table:table-cell table:formula="of:=ROW()-1" office:value-type="float" office:value="240">
            <text:p>240</text:p>
          </table:table-cell>
          <table:table-cell table:formula="of:=ROW()-1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formula="of:=ROW()-1" office:value-type="float" office:value="241">
            <text:p>241</text:p>
          </table:table-cell>
          <table:table-cell table:formula="of:=ROW()-1" office:value-type="float" office:value="241">
            <text:p>241</text:p>
          </table:table-cell>
          <table:table-cell table:number-columns-repeated="7"/>
        </table:table-row>
        <table:table-row table:style-name="ro1">
          <table:table-cell table:formula="of:=ROW()-1" office:value-type="float" office:value="242">
            <text:p>242</text:p>
          </table:table-cell>
          <table:table-cell table:formula="of:=ROW()-1" office:value-type="float" office:value="242">
            <text:p>242</text:p>
          </table:table-cell>
          <table:table-cell table:number-columns-repeated="7"/>
        </table:table-row>
        <table:table-row table:style-name="ro1">
          <table:table-cell table:formula="of:=ROW()-1" office:value-type="float" office:value="243">
            <text:p>243</text:p>
          </table:table-cell>
          <table:table-cell table:formula="of:=ROW()-1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formula="of:=ROW()-1" office:value-type="float" office:value="244">
            <text:p>244</text:p>
          </table:table-cell>
          <table:table-cell table:formula="of:=ROW()-1" office:value-type="float" office:value="244">
            <text:p>244</text:p>
          </table:table-cell>
          <table:table-cell table:number-columns-repeated="7"/>
        </table:table-row>
        <table:table-row table:style-name="ro1">
          <table:table-cell table:formula="of:=ROW()-1" office:value-type="float" office:value="245">
            <text:p>245</text:p>
          </table:table-cell>
          <table:table-cell table:formula="of:=ROW()-1" office:value-type="float" office:value="245">
            <text:p>245</text:p>
          </table:table-cell>
          <table:table-cell table:number-columns-repeated="7"/>
        </table:table-row>
        <table:table-row table:style-name="ro1">
          <table:table-cell table:formula="of:=ROW()-1" office:value-type="float" office:value="246">
            <text:p>246</text:p>
          </table:table-cell>
          <table:table-cell table:formula="of:=ROW()-1" office:value-type="float" office:value="246">
            <text:p>246</text:p>
          </table:table-cell>
          <table:table-cell table:number-columns-repeated="7"/>
        </table:table-row>
        <table:table-row table:style-name="ro1">
          <table:table-cell table:formula="of:=ROW()-1" office:value-type="float" office:value="247">
            <text:p>247</text:p>
          </table:table-cell>
          <table:table-cell table:formula="of:=ROW()-1" office:value-type="float" office:value="247">
            <text:p>247</text:p>
          </table:table-cell>
          <table:table-cell table:number-columns-repeated="7"/>
        </table:table-row>
        <table:table-row table:style-name="ro1">
          <table:table-cell table:formula="of:=ROW()-1" office:value-type="float" office:value="248">
            <text:p>248</text:p>
          </table:table-cell>
          <table:table-cell table:formula="of:=ROW()-1" office:value-type="float" office:value="248">
            <text:p>248</text:p>
          </table:table-cell>
          <table:table-cell table:number-columns-repeated="7"/>
        </table:table-row>
        <table:table-row table:style-name="ro1">
          <table:table-cell table:formula="of:=ROW()-1" office:value-type="float" office:value="249">
            <text:p>249</text:p>
          </table:table-cell>
          <table:table-cell table:formula="of:=ROW()-1" office:value-type="float" office:value="249">
            <text:p>249</text:p>
          </table:table-cell>
          <table:table-cell table:number-columns-repeated="7"/>
        </table:table-row>
        <table:table-row table:style-name="ro1">
          <table:table-cell table:formula="of:=ROW()-1" office:value-type="float" office:value="250">
            <text:p>250</text:p>
          </table:table-cell>
          <table:table-cell table:formula="of:=ROW()-1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formula="of:=ROW()-1" office:value-type="float" office:value="251">
            <text:p>251</text:p>
          </table:table-cell>
          <table:table-cell table:formula="of:=ROW()-1" office:value-type="float" office:value="251">
            <text:p>251</text:p>
          </table:table-cell>
          <table:table-cell table:number-columns-repeated="7"/>
        </table:table-row>
        <table:table-row table:style-name="ro1">
          <table:table-cell table:formula="of:=ROW()-1" office:value-type="float" office:value="252">
            <text:p>252</text:p>
          </table:table-cell>
          <table:table-cell table:formula="of:=ROW()-1" office:value-type="float" office:value="252">
            <text:p>252</text:p>
          </table:table-cell>
          <table:table-cell table:number-columns-repeated="7"/>
        </table:table-row>
        <table:table-row table:style-name="ro1">
          <table:table-cell table:formula="of:=ROW()-1" office:value-type="float" office:value="253">
            <text:p>253</text:p>
          </table:table-cell>
          <table:table-cell table:formula="of:=ROW()-1"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formula="of:=ROW()-1" office:value-type="float" office:value="254">
            <text:p>254</text:p>
          </table:table-cell>
          <table:table-cell table:formula="of:=ROW()-1" office:value-type="float" office:value="254">
            <text:p>254</text:p>
          </table:table-cell>
          <table:table-cell table:number-columns-repeated="7"/>
        </table:table-row>
        <table:table-row table:style-name="ro1">
          <table:table-cell table:formula="of:=ROW()-1" office:value-type="float" office:value="255">
            <text:p>255</text:p>
          </table:table-cell>
          <table:table-cell table:formula="of:=ROW()-1" office:value-type="float" office:value="255">
            <text:p>25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56">
            <text:p>256</text:p>
          </table:table-cell>
          <table:table-cell table:formula="of:=ROW()-1" office:value-type="float" office:value="256">
            <text:p>256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57">
            <text:p>257</text:p>
          </table:table-cell>
          <table:table-cell table:formula="of:=ROW()-1" office:value-type="float" office:value="257">
            <text:p>25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58">
            <text:p>258</text:p>
          </table:table-cell>
          <table:table-cell table:formula="of:=ROW()-1" office:value-type="float" office:value="258">
            <text:p>258</text:p>
          </table:table-cell>
          <table:table-cell table:style-name="ce3" table:number-columns-repeated="7"/>
        </table:table-row>
        <table:table-row table:style-name="ro1">
          <table:table-cell table:formula="of:=ROW()-1" office:value-type="float" office:value="259">
            <text:p>259</text:p>
          </table:table-cell>
          <table:table-cell table:formula="of:=ROW()-1" office:value-type="float" office:value="259">
            <text:p>25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formula="of:=ROW()-1" office:value-type="float" office:value="260">
            <text:p>260</text:p>
          </table:table-cell>
          <table:table-cell table:formula="of:=ROW()-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formula="of:=ROW()-1" office:value-type="float" office:value="261">
            <text:p>261</text:p>
          </table:table-cell>
          <table:table-cell table:formula="of:=ROW()-1" office:value-type="float" office:value="261">
            <text:p>261</text:p>
          </table:table-cell>
          <table:table-cell table:number-columns-repeated="7"/>
        </table:table-row>
        <table:table-row table:style-name="ro1">
          <table:table-cell table:formula="of:=ROW()-1" office:value-type="float" office:value="262">
            <text:p>262</text:p>
          </table:table-cell>
          <table:table-cell table:formula="of:=ROW()-1" office:value-type="float" office:value="262">
            <text:p>262</text:p>
          </table:table-cell>
          <table:table-cell table:number-columns-repeated="7"/>
        </table:table-row>
        <table:table-row table:style-name="ro1">
          <table:table-cell table:formula="of:=ROW()-1" office:value-type="float" office:value="263">
            <text:p>263</text:p>
          </table:table-cell>
          <table:table-cell table:formula="of:=ROW()-1" office:value-type="float" office:value="263">
            <text:p>263</text:p>
          </table:table-cell>
          <table:table-cell table:number-columns-repeated="7"/>
        </table:table-row>
        <table:table-row table:style-name="ro1">
          <table:table-cell table:formula="of:=ROW()-1" office:value-type="float" office:value="264">
            <text:p>264</text:p>
          </table:table-cell>
          <table:table-cell table:formula="of:=ROW()-1" office:value-type="float" office:value="264">
            <text:p>264</text:p>
          </table:table-cell>
          <table:table-cell table:number-columns-repeated="7"/>
        </table:table-row>
        <table:table-row table:style-name="ro1">
          <table:table-cell table:formula="of:=ROW()-1" office:value-type="float" office:value="265">
            <text:p>265</text:p>
          </table:table-cell>
          <table:table-cell table:formula="of:=ROW()-1" office:value-type="float" office:value="265">
            <text:p>265</text:p>
          </table:table-cell>
          <table:table-cell table:number-columns-repeated="7"/>
        </table:table-row>
        <table:table-row table:style-name="ro1">
          <table:table-cell table:formula="of:=ROW()-1" office:value-type="float" office:value="266">
            <text:p>266</text:p>
          </table:table-cell>
          <table:table-cell table:formula="of:=ROW()-1" office:value-type="float" office:value="266">
            <text:p>266</text:p>
          </table:table-cell>
          <table:table-cell table:number-columns-repeated="7"/>
        </table:table-row>
        <table:table-row table:style-name="ro1">
          <table:table-cell table:formula="of:=ROW()-1" office:value-type="float" office:value="267">
            <text:p>267</text:p>
          </table:table-cell>
          <table:table-cell table:formula="of:=ROW()-1" office:value-type="float" office:value="267">
            <text:p>267</text:p>
          </table:table-cell>
          <table:table-cell table:number-columns-repeated="7"/>
        </table:table-row>
        <table:table-row table:style-name="ro1">
          <table:table-cell table:formula="of:=ROW()-1" office:value-type="float" office:value="268">
            <text:p>268</text:p>
          </table:table-cell>
          <table:table-cell table:formula="of:=ROW()-1" office:value-type="float" office:value="268">
            <text:p>268</text:p>
          </table:table-cell>
          <table:table-cell table:number-columns-repeated="7"/>
        </table:table-row>
        <table:table-row table:style-name="ro1">
          <table:table-cell table:formula="of:=ROW()-1" office:value-type="float" office:value="269">
            <text:p>269</text:p>
          </table:table-cell>
          <table:table-cell table:formula="of:=ROW()-1" office:value-type="float" office:value="269">
            <text:p>269</text:p>
          </table:table-cell>
          <table:table-cell table:number-columns-repeated="7"/>
        </table:table-row>
        <table:table-row table:style-name="ro1">
          <table:table-cell table:formula="of:=ROW()-1" office:value-type="float" office:value="270">
            <text:p>270</text:p>
          </table:table-cell>
          <table:table-cell table:formula="of:=ROW()-1" office:value-type="float" office:value="270">
            <text:p>270</text:p>
          </table:table-cell>
          <table:table-cell table:number-columns-repeated="7"/>
        </table:table-row>
        <table:table-row table:style-name="ro1">
          <table:table-cell table:formula="of:=ROW()-1" office:value-type="float" office:value="271">
            <text:p>271</text:p>
          </table:table-cell>
          <table:table-cell table:formula="of:=ROW()-1" office:value-type="float" office:value="271">
            <text:p>271</text:p>
          </table:table-cell>
          <table:table-cell table:number-columns-repeated="7"/>
        </table:table-row>
        <table:table-row table:style-name="ro1">
          <table:table-cell table:formula="of:=ROW()-1" office:value-type="float" office:value="272">
            <text:p>272</text:p>
          </table:table-cell>
          <table:table-cell table:formula="of:=ROW()-1" office:value-type="float" office:value="272">
            <text:p>272</text:p>
          </table:table-cell>
          <table:table-cell table:number-columns-repeated="7"/>
        </table:table-row>
        <table:table-row table:style-name="ro1">
          <table:table-cell table:formula="of:=ROW()-1" office:value-type="float" office:value="273">
            <text:p>273</text:p>
          </table:table-cell>
          <table:table-cell table:formula="of:=ROW()-1" office:value-type="float" office:value="273">
            <text:p>273</text:p>
          </table:table-cell>
          <table:table-cell table:number-columns-repeated="7"/>
        </table:table-row>
        <table:table-row table:style-name="ro1">
          <table:table-cell table:formula="of:=ROW()-1" office:value-type="float" office:value="274">
            <text:p>274</text:p>
          </table:table-cell>
          <table:table-cell table:formula="of:=ROW()-1" office:value-type="float" office:value="274">
            <text:p>274</text:p>
          </table:table-cell>
          <table:table-cell table:number-columns-repeated="7"/>
        </table:table-row>
        <table:table-row table:style-name="ro1">
          <table:table-cell table:formula="of:=ROW()-1" office:value-type="float" office:value="275">
            <text:p>275</text:p>
          </table:table-cell>
          <table:table-cell table:formula="of:=ROW()-1" office:value-type="float" office:value="275">
            <text:p>275</text:p>
          </table:table-cell>
          <table:table-cell table:number-columns-repeated="7"/>
        </table:table-row>
        <table:table-row table:style-name="ro1">
          <table:table-cell table:formula="of:=ROW()-1" office:value-type="float" office:value="276">
            <text:p>276</text:p>
          </table:table-cell>
          <table:table-cell table:formula="of:=ROW()-1" office:value-type="float" office:value="276">
            <text:p>276</text:p>
          </table:table-cell>
          <table:table-cell table:number-columns-repeated="7"/>
        </table:table-row>
        <table:table-row table:style-name="ro1">
          <table:table-cell table:formula="of:=ROW()-1" office:value-type="float" office:value="277">
            <text:p>277</text:p>
          </table:table-cell>
          <table:table-cell table:formula="of:=ROW()-1" office:value-type="float" office:value="277">
            <text:p>277</text:p>
          </table:table-cell>
          <table:table-cell table:number-columns-repeated="7"/>
        </table:table-row>
        <table:table-row table:style-name="ro1">
          <table:table-cell table:formula="of:=ROW()-1" office:value-type="float" office:value="278">
            <text:p>278</text:p>
          </table:table-cell>
          <table:table-cell table:formula="of:=ROW()-1" office:value-type="float" office:value="278">
            <text:p>278</text:p>
          </table:table-cell>
          <table:table-cell table:number-columns-repeated="7"/>
        </table:table-row>
        <table:table-row table:style-name="ro1">
          <table:table-cell table:formula="of:=ROW()-1" office:value-type="float" office:value="279">
            <text:p>279</text:p>
          </table:table-cell>
          <table:table-cell table:formula="of:=ROW()-1" office:value-type="float" office:value="279">
            <text:p>279</text:p>
          </table:table-cell>
          <table:table-cell table:number-columns-repeated="7"/>
        </table:table-row>
        <table:table-row table:style-name="ro1">
          <table:table-cell table:formula="of:=ROW()-1" office:value-type="float" office:value="280">
            <text:p>280</text:p>
          </table:table-cell>
          <table:table-cell table:formula="of:=ROW()-1" office:value-type="float" office:value="280">
            <text:p>280</text:p>
          </table:table-cell>
          <table:table-cell table:number-columns-repeated="7"/>
        </table:table-row>
        <table:table-row table:style-name="ro1">
          <table:table-cell table:formula="of:=ROW()-1" office:value-type="float" office:value="281">
            <text:p>281</text:p>
          </table:table-cell>
          <table:table-cell table:formula="of:=ROW()-1" office:value-type="float" office:value="281">
            <text:p>281</text:p>
          </table:table-cell>
          <table:table-cell table:number-columns-repeated="7"/>
        </table:table-row>
        <table:table-row table:style-name="ro1">
          <table:table-cell table:formula="of:=ROW()-1" office:value-type="float" office:value="282">
            <text:p>282</text:p>
          </table:table-cell>
          <table:table-cell table:formula="of:=ROW()-1" office:value-type="float" office:value="282">
            <text:p>282</text:p>
          </table:table-cell>
          <table:table-cell table:number-columns-repeated="7"/>
        </table:table-row>
        <table:table-row table:style-name="ro1">
          <table:table-cell table:formula="of:=ROW()-1" office:value-type="float" office:value="283">
            <text:p>283</text:p>
          </table:table-cell>
          <table:table-cell table:formula="of:=ROW()-1" office:value-type="float" office:value="283">
            <text:p>283</text:p>
          </table:table-cell>
          <table:table-cell table:number-columns-repeated="7"/>
        </table:table-row>
        <table:table-row table:style-name="ro1">
          <table:table-cell table:formula="of:=ROW()-1" office:value-type="float" office:value="284">
            <text:p>284</text:p>
          </table:table-cell>
          <table:table-cell table:formula="of:=ROW()-1" office:value-type="float" office:value="284">
            <text:p>284</text:p>
          </table:table-cell>
          <table:table-cell table:number-columns-repeated="7"/>
        </table:table-row>
        <table:table-row table:style-name="ro1">
          <table:table-cell table:formula="of:=ROW()-1" office:value-type="float" office:value="285">
            <text:p>285</text:p>
          </table:table-cell>
          <table:table-cell table:formula="of:=ROW()-1" office:value-type="float" office:value="285">
            <text:p>285</text:p>
          </table:table-cell>
          <table:table-cell table:number-columns-repeated="7"/>
        </table:table-row>
        <table:table-row table:style-name="ro1">
          <table:table-cell table:formula="of:=ROW()-1" office:value-type="float" office:value="286">
            <text:p>286</text:p>
          </table:table-cell>
          <table:table-cell table:formula="of:=ROW()-1" office:value-type="float" office:value="286">
            <text:p>286</text:p>
          </table:table-cell>
          <table:table-cell table:number-columns-repeated="7"/>
        </table:table-row>
        <table:table-row table:style-name="ro1">
          <table:table-cell table:formula="of:=ROW()-1" office:value-type="float" office:value="287">
            <text:p>287</text:p>
          </table:table-cell>
          <table:table-cell table:formula="of:=ROW()-1" office:value-type="float" office:value="287">
            <text:p>287</text:p>
          </table:table-cell>
          <table:table-cell table:number-columns-repeated="7"/>
        </table:table-row>
        <table:table-row table:style-name="ro1">
          <table:table-cell table:formula="of:=ROW()-1" office:value-type="float" office:value="288">
            <text:p>288</text:p>
          </table:table-cell>
          <table:table-cell table:formula="of:=ROW()-1" office:value-type="float" office:value="288">
            <text:p>288</text:p>
          </table:table-cell>
          <table:table-cell table:number-columns-repeated="7"/>
        </table:table-row>
        <table:table-row table:style-name="ro1">
          <table:table-cell table:formula="of:=ROW()-1" office:value-type="float" office:value="289">
            <text:p>289</text:p>
          </table:table-cell>
          <table:table-cell table:formula="of:=ROW()-1" office:value-type="float" office:value="289">
            <text:p>289</text:p>
          </table:table-cell>
          <table:table-cell table:number-columns-repeated="7"/>
        </table:table-row>
        <table:table-row table:style-name="ro1">
          <table:table-cell table:formula="of:=ROW()-1" office:value-type="float" office:value="290">
            <text:p>290</text:p>
          </table:table-cell>
          <table:table-cell table:formula="of:=ROW()-1" office:value-type="float" office:value="290">
            <text:p>290</text:p>
          </table:table-cell>
          <table:table-cell table:number-columns-repeated="7"/>
        </table:table-row>
        <table:table-row table:style-name="ro1">
          <table:table-cell table:formula="of:=ROW()-1" office:value-type="float" office:value="291">
            <text:p>291</text:p>
          </table:table-cell>
          <table:table-cell table:formula="of:=ROW()-1" office:value-type="float" office:value="291">
            <text:p>291</text:p>
          </table:table-cell>
          <table:table-cell table:number-columns-repeated="7"/>
        </table:table-row>
        <table:table-row table:style-name="ro1">
          <table:table-cell table:formula="of:=ROW()-1" office:value-type="float" office:value="292">
            <text:p>292</text:p>
          </table:table-cell>
          <table:table-cell table:formula="of:=ROW()-1" office:value-type="float" office:value="292">
            <text:p>292</text:p>
          </table:table-cell>
          <table:table-cell table:number-columns-repeated="7"/>
        </table:table-row>
        <table:table-row table:style-name="ro1">
          <table:table-cell table:formula="of:=ROW()-1" office:value-type="float" office:value="293">
            <text:p>293</text:p>
          </table:table-cell>
          <table:table-cell table:formula="of:=ROW()-1" office:value-type="float" office:value="293">
            <text:p>293</text:p>
          </table:table-cell>
          <table:table-cell table:number-columns-repeated="7"/>
        </table:table-row>
        <table:table-row table:style-name="ro1">
          <table:table-cell table:formula="of:=ROW()-1" office:value-type="float" office:value="294">
            <text:p>294</text:p>
          </table:table-cell>
          <table:table-cell table:formula="of:=ROW()-1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formula="of:=ROW()-1" office:value-type="float" office:value="295">
            <text:p>295</text:p>
          </table:table-cell>
          <table:table-cell table:formula="of:=ROW()-1" office:value-type="float" office:value="295">
            <text:p>295</text:p>
          </table:table-cell>
          <table:table-cell table:number-columns-repeated="7"/>
        </table:table-row>
        <table:table-row table:style-name="ro1">
          <table:table-cell table:formula="of:=ROW()-1" office:value-type="float" office:value="296">
            <text:p>296</text:p>
          </table:table-cell>
          <table:table-cell table:formula="of:=ROW()-1" office:value-type="float" office:value="296">
            <text:p>296</text:p>
          </table:table-cell>
          <table:table-cell table:number-columns-repeated="7"/>
        </table:table-row>
        <table:table-row table:style-name="ro1">
          <table:table-cell table:formula="of:=ROW()-1" office:value-type="float" office:value="297">
            <text:p>297</text:p>
          </table:table-cell>
          <table:table-cell table:formula="of:=ROW()-1" office:value-type="float" office:value="297">
            <text:p>297</text:p>
          </table:table-cell>
          <table:table-cell table:number-columns-repeated="7"/>
        </table:table-row>
        <table:table-row table:style-name="ro1">
          <table:table-cell table:formula="of:=ROW()-1" office:value-type="float" office:value="298">
            <text:p>298</text:p>
          </table:table-cell>
          <table:table-cell table:formula="of:=ROW()-1" office:value-type="float" office:value="298">
            <text:p>298</text:p>
          </table:table-cell>
          <table:table-cell table:number-columns-repeated="7"/>
        </table:table-row>
        <table:table-row table:style-name="ro1">
          <table:table-cell table:formula="of:=ROW()-1" office:value-type="float" office:value="299">
            <text:p>299</text:p>
          </table:table-cell>
          <table:table-cell table:formula="of:=ROW()-1" office:value-type="float" office:value="299">
            <text:p>299</text:p>
          </table:table-cell>
          <table:table-cell table:number-columns-repeated="7"/>
        </table:table-row>
        <table:table-row table:style-name="ro1">
          <table:table-cell table:formula="of:=ROW()-1" office:value-type="float" office:value="300">
            <text:p>300</text:p>
          </table:table-cell>
          <table:table-cell table:formula="of:=ROW()-1" office:value-type="float" office:value="300">
            <text:p>300</text:p>
          </table:table-cell>
          <table:table-cell table:number-columns-repeated="7"/>
        </table:table-row>
        <table:table-row table:style-name="ro1">
          <table:table-cell table:formula="of:=ROW()-1" office:value-type="float" office:value="301">
            <text:p>301</text:p>
          </table:table-cell>
          <table:table-cell table:formula="of:=ROW()-1" office:value-type="float" office:value="301">
            <text:p>301</text:p>
          </table:table-cell>
          <table:table-cell table:number-columns-repeated="7"/>
        </table:table-row>
        <table:table-row table:style-name="ro1">
          <table:table-cell table:formula="of:=ROW()-1" office:value-type="float" office:value="302">
            <text:p>302</text:p>
          </table:table-cell>
          <table:table-cell table:formula="of:=ROW()-1" office:value-type="float" office:value="302">
            <text:p>302</text:p>
          </table:table-cell>
          <table:table-cell table:number-columns-repeated="7"/>
        </table:table-row>
        <table:table-row table:style-name="ro1">
          <table:table-cell table:formula="of:=ROW()-1" office:value-type="float" office:value="303">
            <text:p>303</text:p>
          </table:table-cell>
          <table:table-cell table:formula="of:=ROW()-1" office:value-type="float" office:value="303">
            <text:p>303</text:p>
          </table:table-cell>
          <table:table-cell table:number-columns-repeated="7"/>
        </table:table-row>
        <table:table-row table:style-name="ro1">
          <table:table-cell table:formula="of:=ROW()-1" office:value-type="float" office:value="304">
            <text:p>304</text:p>
          </table:table-cell>
          <table:table-cell table:formula="of:=ROW()-1" office:value-type="float" office:value="304">
            <text:p>304</text:p>
          </table:table-cell>
          <table:table-cell table:number-columns-repeated="7"/>
        </table:table-row>
        <table:table-row table:style-name="ro1">
          <table:table-cell table:formula="of:=ROW()-1" office:value-type="float" office:value="305">
            <text:p>305</text:p>
          </table:table-cell>
          <table:table-cell table:formula="of:=ROW()-1" office:value-type="float" office:value="305">
            <text:p>305</text:p>
          </table:table-cell>
          <table:table-cell table:number-columns-repeated="7"/>
        </table:table-row>
        <table:table-row table:style-name="ro1">
          <table:table-cell table:formula="of:=ROW()-1" office:value-type="float" office:value="306">
            <text:p>306</text:p>
          </table:table-cell>
          <table:table-cell table:formula="of:=ROW()-1" office:value-type="float" office:value="306">
            <text:p>306</text:p>
          </table:table-cell>
          <table:table-cell table:number-columns-repeated="7"/>
        </table:table-row>
        <table:table-row table:style-name="ro1">
          <table:table-cell table:formula="of:=ROW()-1" office:value-type="float" office:value="307">
            <text:p>307</text:p>
          </table:table-cell>
          <table:table-cell table:formula="of:=ROW()-1" office:value-type="float" office:value="307">
            <text:p>307</text:p>
          </table:table-cell>
          <table:table-cell table:number-columns-repeated="7"/>
        </table:table-row>
        <table:table-row table:style-name="ro1">
          <table:table-cell table:formula="of:=ROW()-1" office:value-type="float" office:value="308">
            <text:p>308</text:p>
          </table:table-cell>
          <table:table-cell table:formula="of:=ROW()-1" office:value-type="float" office:value="308">
            <text:p>308</text:p>
          </table:table-cell>
          <table:table-cell table:number-columns-repeated="7"/>
        </table:table-row>
        <table:table-row table:style-name="ro1">
          <table:table-cell table:formula="of:=ROW()-1" office:value-type="float" office:value="309">
            <text:p>309</text:p>
          </table:table-cell>
          <table:table-cell table:formula="of:=ROW()-1" office:value-type="float" office:value="309">
            <text:p>309</text:p>
          </table:table-cell>
          <table:table-cell table:number-columns-repeated="7"/>
        </table:table-row>
        <table:table-row table:style-name="ro1">
          <table:table-cell table:formula="of:=ROW()-1" office:value-type="float" office:value="310">
            <text:p>310</text:p>
          </table:table-cell>
          <table:table-cell table:formula="of:=ROW()-1" office:value-type="float" office:value="310">
            <text:p>310</text:p>
          </table:table-cell>
          <table:table-cell table:number-columns-repeated="7"/>
        </table:table-row>
        <table:table-row table:style-name="ro1">
          <table:table-cell table:formula="of:=ROW()-1" office:value-type="float" office:value="311">
            <text:p>311</text:p>
          </table:table-cell>
          <table:table-cell table:formula="of:=ROW()-1" office:value-type="float" office:value="311">
            <text:p>311</text:p>
          </table:table-cell>
          <table:table-cell table:number-columns-repeated="7"/>
        </table:table-row>
        <table:table-row table:style-name="ro1">
          <table:table-cell table:formula="of:=ROW()-1" office:value-type="float" office:value="312">
            <text:p>312</text:p>
          </table:table-cell>
          <table:table-cell table:formula="of:=ROW()-1" office:value-type="float" office:value="312">
            <text:p>312</text:p>
          </table:table-cell>
          <table:table-cell table:number-columns-repeated="7"/>
        </table:table-row>
        <table:table-row table:style-name="ro1">
          <table:table-cell table:formula="of:=ROW()-1" office:value-type="float" office:value="313">
            <text:p>313</text:p>
          </table:table-cell>
          <table:table-cell table:formula="of:=ROW()-1" office:value-type="float" office:value="313">
            <text:p>313</text:p>
          </table:table-cell>
          <table:table-cell table:number-columns-repeated="7"/>
        </table:table-row>
        <table:table-row table:style-name="ro1">
          <table:table-cell table:formula="of:=ROW()-1" office:value-type="float" office:value="314">
            <text:p>314</text:p>
          </table:table-cell>
          <table:table-cell table:formula="of:=ROW()-1" office:value-type="float" office:value="314">
            <text:p>314</text:p>
          </table:table-cell>
          <table:table-cell table:number-columns-repeated="7"/>
        </table:table-row>
        <table:table-row table:style-name="ro1">
          <table:table-cell table:formula="of:=ROW()-1" office:value-type="float" office:value="315">
            <text:p>315</text:p>
          </table:table-cell>
          <table:table-cell table:formula="of:=ROW()-1" office:value-type="float" office:value="315">
            <text:p>315</text:p>
          </table:table-cell>
          <table:table-cell table:number-columns-repeated="7"/>
        </table:table-row>
        <table:table-row table:style-name="ro1">
          <table:table-cell table:formula="of:=ROW()-1" office:value-type="float" office:value="316">
            <text:p>316</text:p>
          </table:table-cell>
          <table:table-cell table:formula="of:=ROW()-1" office:value-type="float" office:value="316">
            <text:p>316</text:p>
          </table:table-cell>
          <table:table-cell table:number-columns-repeated="7"/>
        </table:table-row>
        <table:table-row table:style-name="ro1">
          <table:table-cell table:formula="of:=ROW()-1" office:value-type="float" office:value="317">
            <text:p>317</text:p>
          </table:table-cell>
          <table:table-cell table:formula="of:=ROW()-1" office:value-type="float" office:value="317">
            <text:p>317</text:p>
          </table:table-cell>
          <table:table-cell table:number-columns-repeated="7"/>
        </table:table-row>
        <table:table-row table:style-name="ro1">
          <table:table-cell table:formula="of:=ROW()-1" office:value-type="float" office:value="318">
            <text:p>318</text:p>
          </table:table-cell>
          <table:table-cell table:formula="of:=ROW()-1" office:value-type="float" office:value="318">
            <text:p>318</text:p>
          </table:table-cell>
          <table:table-cell table:number-columns-repeated="7"/>
        </table:table-row>
        <table:table-row table:style-name="ro1">
          <table:table-cell table:formula="of:=ROW()-1" office:value-type="float" office:value="319">
            <text:p>319</text:p>
          </table:table-cell>
          <table:table-cell table:formula="of:=ROW()-1" office:value-type="float" office:value="319">
            <text:p>319</text:p>
          </table:table-cell>
          <table:table-cell table:number-columns-repeated="7"/>
        </table:table-row>
        <table:table-row table:style-name="ro1">
          <table:table-cell table:formula="of:=ROW()-1" office:value-type="float" office:value="320">
            <text:p>320</text:p>
          </table:table-cell>
          <table:table-cell table:formula="of:=ROW()-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table:formula="of:=ROW()-1" office:value-type="float" office:value="321">
            <text:p>321</text:p>
          </table:table-cell>
          <table:table-cell table:formula="of:=ROW()-1" office:value-type="float" office:value="321">
            <text:p>321</text:p>
          </table:table-cell>
          <table:table-cell table:number-columns-repeated="7"/>
        </table:table-row>
        <table:table-row table:style-name="ro1">
          <table:table-cell table:formula="of:=ROW()-1" office:value-type="float" office:value="322">
            <text:p>322</text:p>
          </table:table-cell>
          <table:table-cell table:formula="of:=ROW()-1" office:value-type="float" office:value="322">
            <text:p>322</text:p>
          </table:table-cell>
          <table:table-cell table:number-columns-repeated="7"/>
        </table:table-row>
        <table:table-row table:style-name="ro1">
          <table:table-cell table:formula="of:=ROW()-1" office:value-type="float" office:value="323">
            <text:p>323</text:p>
          </table:table-cell>
          <table:table-cell table:formula="of:=ROW()-1" office:value-type="float" office:value="323">
            <text:p>323</text:p>
          </table:table-cell>
          <table:table-cell table:number-columns-repeated="7"/>
        </table:table-row>
        <table:table-row table:style-name="ro1">
          <table:table-cell table:formula="of:=ROW()-1" office:value-type="float" office:value="324">
            <text:p>324</text:p>
          </table:table-cell>
          <table:table-cell table:formula="of:=ROW()-1" office:value-type="float" office:value="324">
            <text:p>324</text:p>
          </table:table-cell>
          <table:table-cell table:number-columns-repeated="7"/>
        </table:table-row>
        <table:table-row table:style-name="ro1">
          <table:table-cell table:formula="of:=ROW()-1" office:value-type="float" office:value="325">
            <text:p>325</text:p>
          </table:table-cell>
          <table:table-cell table:formula="of:=ROW()-1"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formula="of:=ROW()-1" office:value-type="float" office:value="326">
            <text:p>326</text:p>
          </table:table-cell>
          <table:table-cell table:formula="of:=ROW()-1" office:value-type="float" office:value="326">
            <text:p>326</text:p>
          </table:table-cell>
          <table:table-cell table:number-columns-repeated="7"/>
        </table:table-row>
        <table:table-row table:style-name="ro1">
          <table:table-cell table:formula="of:=ROW()-1" office:value-type="float" office:value="327">
            <text:p>327</text:p>
          </table:table-cell>
          <table:table-cell table:formula="of:=ROW()-1" office:value-type="float" office:value="327">
            <text:p>327</text:p>
          </table:table-cell>
          <table:table-cell table:number-columns-repeated="7"/>
        </table:table-row>
        <table:table-row table:style-name="ro1">
          <table:table-cell table:formula="of:=ROW()-1" office:value-type="float" office:value="328">
            <text:p>328</text:p>
          </table:table-cell>
          <table:table-cell table:formula="of:=ROW()-1" office:value-type="float" office:value="328">
            <text:p>328</text:p>
          </table:table-cell>
          <table:table-cell table:number-columns-repeated="7"/>
        </table:table-row>
        <table:table-row table:style-name="ro1">
          <table:table-cell table:formula="of:=ROW()-1" office:value-type="float" office:value="329">
            <text:p>329</text:p>
          </table:table-cell>
          <table:table-cell table:formula="of:=ROW()-1" office:value-type="float" office:value="329">
            <text:p>329</text:p>
          </table:table-cell>
          <table:table-cell table:number-columns-repeated="7"/>
        </table:table-row>
        <table:table-row table:style-name="ro1">
          <table:table-cell table:formula="of:=ROW()-1" office:value-type="float" office:value="330">
            <text:p>330</text:p>
          </table:table-cell>
          <table:table-cell table:formula="of:=ROW()-1" office:value-type="float" office:value="330">
            <text:p>330</text:p>
          </table:table-cell>
          <table:table-cell table:number-columns-repeated="7"/>
        </table:table-row>
        <table:table-row table:style-name="ro1">
          <table:table-cell table:formula="of:=ROW()-1" office:value-type="float" office:value="331">
            <text:p>331</text:p>
          </table:table-cell>
          <table:table-cell table:formula="of:=ROW()-1" office:value-type="float" office:value="331">
            <text:p>331</text:p>
          </table:table-cell>
          <table:table-cell table:number-columns-repeated="7"/>
        </table:table-row>
        <table:table-row table:style-name="ro1">
          <table:table-cell table:formula="of:=ROW()-1" office:value-type="float" office:value="332">
            <text:p>332</text:p>
          </table:table-cell>
          <table:table-cell table:formula="of:=ROW()-1" office:value-type="float" office:value="332">
            <text:p>332</text:p>
          </table:table-cell>
          <table:table-cell table:number-columns-repeated="7"/>
        </table:table-row>
        <table:table-row table:style-name="ro1">
          <table:table-cell table:formula="of:=ROW()-1" office:value-type="float" office:value="333">
            <text:p>333</text:p>
          </table:table-cell>
          <table:table-cell table:formula="of:=ROW()-1" office:value-type="float" office:value="333">
            <text:p>333</text:p>
          </table:table-cell>
          <table:table-cell table:number-columns-repeated="7"/>
        </table:table-row>
        <table:table-row table:style-name="ro1">
          <table:table-cell table:formula="of:=ROW()-1" office:value-type="float" office:value="334">
            <text:p>334</text:p>
          </table:table-cell>
          <table:table-cell table:formula="of:=ROW()-1" office:value-type="float" office:value="334">
            <text:p>334</text:p>
          </table:table-cell>
          <table:table-cell table:number-columns-repeated="7"/>
        </table:table-row>
        <table:table-row table:style-name="ro1">
          <table:table-cell table:formula="of:=ROW()-1" office:value-type="float" office:value="335">
            <text:p>335</text:p>
          </table:table-cell>
          <table:table-cell table:formula="of:=ROW()-1" office:value-type="float" office:value="335">
            <text:p>335</text:p>
          </table:table-cell>
          <table:table-cell table:number-columns-repeated="7"/>
        </table:table-row>
        <table:table-row table:style-name="ro1">
          <table:table-cell table:formula="of:=ROW()-1" office:value-type="float" office:value="336">
            <text:p>336</text:p>
          </table:table-cell>
          <table:table-cell table:formula="of:=ROW()-1" office:value-type="float" office:value="336">
            <text:p>336</text:p>
          </table:table-cell>
          <table:table-cell table:number-columns-repeated="7"/>
        </table:table-row>
        <table:table-row table:style-name="ro1">
          <table:table-cell table:formula="of:=ROW()-1" office:value-type="float" office:value="337">
            <text:p>337</text:p>
          </table:table-cell>
          <table:table-cell table:formula="of:=ROW()-1" office:value-type="float" office:value="337">
            <text:p>337</text:p>
          </table:table-cell>
          <table:table-cell table:number-columns-repeated="7"/>
        </table:table-row>
        <table:table-row table:style-name="ro1">
          <table:table-cell table:formula="of:=ROW()-1" office:value-type="float" office:value="338">
            <text:p>338</text:p>
          </table:table-cell>
          <table:table-cell table:formula="of:=ROW()-1" office:value-type="float" office:value="338">
            <text:p>338</text:p>
          </table:table-cell>
          <table:table-cell table:number-columns-repeated="7"/>
        </table:table-row>
        <table:table-row table:style-name="ro1">
          <table:table-cell table:formula="of:=ROW()-1" office:value-type="float" office:value="339">
            <text:p>339</text:p>
          </table:table-cell>
          <table:table-cell table:formula="of:=ROW()-1" office:value-type="float" office:value="339">
            <text:p>339</text:p>
          </table:table-cell>
          <table:table-cell table:number-columns-repeated="7"/>
        </table:table-row>
        <table:table-row table:style-name="ro1">
          <table:table-cell table:formula="of:=ROW()-1" office:value-type="float" office:value="340">
            <text:p>340</text:p>
          </table:table-cell>
          <table:table-cell table:formula="of:=ROW()-1" office:value-type="float" office:value="340">
            <text:p>340</text:p>
          </table:table-cell>
          <table:table-cell table:number-columns-repeated="7"/>
        </table:table-row>
        <table:table-row table:style-name="ro1">
          <table:table-cell table:formula="of:=ROW()-1" office:value-type="float" office:value="341">
            <text:p>341</text:p>
          </table:table-cell>
          <table:table-cell table:formula="of:=ROW()-1" office:value-type="float" office:value="341">
            <text:p>341</text:p>
          </table:table-cell>
          <table:table-cell table:number-columns-repeated="7"/>
        </table:table-row>
        <table:table-row table:style-name="ro1">
          <table:table-cell table:formula="of:=ROW()-1" office:value-type="float" office:value="342">
            <text:p>342</text:p>
          </table:table-cell>
          <table:table-cell table:formula="of:=ROW()-1" office:value-type="float" office:value="342">
            <text:p>342</text:p>
          </table:table-cell>
          <table:table-cell table:number-columns-repeated="7"/>
        </table:table-row>
        <table:table-row table:style-name="ro1">
          <table:table-cell table:formula="of:=ROW()-1" office:value-type="float" office:value="343">
            <text:p>343</text:p>
          </table:table-cell>
          <table:table-cell table:formula="of:=ROW()-1" office:value-type="float" office:value="343">
            <text:p>343</text:p>
          </table:table-cell>
          <table:table-cell table:number-columns-repeated="7"/>
        </table:table-row>
        <table:table-row table:style-name="ro1">
          <table:table-cell table:formula="of:=ROW()-1" office:value-type="float" office:value="344">
            <text:p>344</text:p>
          </table:table-cell>
          <table:table-cell table:formula="of:=ROW()-1" office:value-type="float" office:value="344">
            <text:p>344</text:p>
          </table:table-cell>
          <table:table-cell table:number-columns-repeated="7"/>
        </table:table-row>
        <table:table-row table:style-name="ro1">
          <table:table-cell table:formula="of:=ROW()-1" office:value-type="float" office:value="345">
            <text:p>345</text:p>
          </table:table-cell>
          <table:table-cell table:formula="of:=ROW()-1" office:value-type="float" office:value="345">
            <text:p>345</text:p>
          </table:table-cell>
          <table:table-cell table:number-columns-repeated="7"/>
        </table:table-row>
        <table:table-row table:style-name="ro1">
          <table:table-cell table:formula="of:=ROW()-1" office:value-type="float" office:value="346">
            <text:p>346</text:p>
          </table:table-cell>
          <table:table-cell table:formula="of:=ROW()-1" office:value-type="float" office:value="346">
            <text:p>346</text:p>
          </table:table-cell>
          <table:table-cell table:number-columns-repeated="7"/>
        </table:table-row>
        <table:table-row table:style-name="ro1">
          <table:table-cell table:formula="of:=ROW()-1" office:value-type="float" office:value="347">
            <text:p>347</text:p>
          </table:table-cell>
          <table:table-cell table:formula="of:=ROW()-1" office:value-type="float" office:value="347">
            <text:p>347</text:p>
          </table:table-cell>
          <table:table-cell table:number-columns-repeated="7"/>
        </table:table-row>
        <table:table-row table:style-name="ro1">
          <table:table-cell table:formula="of:=ROW()-1" office:value-type="float" office:value="348">
            <text:p>348</text:p>
          </table:table-cell>
          <table:table-cell table:formula="of:=ROW()-1" office:value-type="float" office:value="348">
            <text:p>348</text:p>
          </table:table-cell>
          <table:table-cell table:number-columns-repeated="7"/>
        </table:table-row>
        <table:table-row table:style-name="ro1">
          <table:table-cell table:formula="of:=ROW()-1" office:value-type="float" office:value="349">
            <text:p>349</text:p>
          </table:table-cell>
          <table:table-cell table:formula="of:=ROW()-1" office:value-type="float" office:value="349">
            <text:p>349</text:p>
          </table:table-cell>
          <table:table-cell table:number-columns-repeated="7"/>
        </table:table-row>
        <table:table-row table:style-name="ro1">
          <table:table-cell table:formula="of:=ROW()-1" office:value-type="float" office:value="350">
            <text:p>350</text:p>
          </table:table-cell>
          <table:table-cell table:formula="of:=ROW()-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table:formula="of:=ROW()-1" office:value-type="float" office:value="351">
            <text:p>351</text:p>
          </table:table-cell>
          <table:table-cell table:formula="of:=ROW()-1" office:value-type="float" office:value="351">
            <text:p>351</text:p>
          </table:table-cell>
          <table:table-cell table:number-columns-repeated="7"/>
        </table:table-row>
        <table:table-row table:style-name="ro1">
          <table:table-cell table:formula="of:=ROW()-1" office:value-type="float" office:value="352">
            <text:p>352</text:p>
          </table:table-cell>
          <table:table-cell table:formula="of:=ROW()-1" office:value-type="float" office:value="352">
            <text:p>352</text:p>
          </table:table-cell>
          <table:table-cell table:number-columns-repeated="7"/>
        </table:table-row>
        <table:table-row table:style-name="ro1">
          <table:table-cell table:formula="of:=ROW()-1" office:value-type="float" office:value="353">
            <text:p>353</text:p>
          </table:table-cell>
          <table:table-cell table:formula="of:=ROW()-1" office:value-type="float" office:value="353">
            <text:p>353</text:p>
          </table:table-cell>
          <table:table-cell table:number-columns-repeated="7"/>
        </table:table-row>
        <table:table-row table:style-name="ro1">
          <table:table-cell table:formula="of:=ROW()-1" office:value-type="float" office:value="354">
            <text:p>354</text:p>
          </table:table-cell>
          <table:table-cell table:formula="of:=ROW()-1" office:value-type="float" office:value="354">
            <text:p>354</text:p>
          </table:table-cell>
          <table:table-cell table:number-columns-repeated="7"/>
        </table:table-row>
        <table:table-row table:style-name="ro1">
          <table:table-cell table:formula="of:=ROW()-1" office:value-type="float" office:value="355">
            <text:p>355</text:p>
          </table:table-cell>
          <table:table-cell table:formula="of:=ROW()-1" office:value-type="float" office:value="355">
            <text:p>355</text:p>
          </table:table-cell>
          <table:table-cell table:number-columns-repeated="7"/>
        </table:table-row>
        <table:table-row table:style-name="ro1">
          <table:table-cell table:formula="of:=ROW()-1" office:value-type="float" office:value="356">
            <text:p>356</text:p>
          </table:table-cell>
          <table:table-cell table:formula="of:=ROW()-1" office:value-type="float" office:value="356">
            <text:p>356</text:p>
          </table:table-cell>
          <table:table-cell table:number-columns-repeated="7"/>
        </table:table-row>
        <table:table-row table:style-name="ro1">
          <table:table-cell table:formula="of:=ROW()-1" office:value-type="float" office:value="357">
            <text:p>357</text:p>
          </table:table-cell>
          <table:table-cell table:formula="of:=ROW()-1" office:value-type="float" office:value="357">
            <text:p>357</text:p>
          </table:table-cell>
          <table:table-cell table:number-columns-repeated="7"/>
        </table:table-row>
        <table:table-row table:style-name="ro1">
          <table:table-cell table:formula="of:=ROW()-1" office:value-type="float" office:value="358">
            <text:p>358</text:p>
          </table:table-cell>
          <table:table-cell table:formula="of:=ROW()-1" office:value-type="float" office:value="358">
            <text:p>358</text:p>
          </table:table-cell>
          <table:table-cell table:number-columns-repeated="7"/>
        </table:table-row>
        <table:table-row table:style-name="ro1">
          <table:table-cell table:formula="of:=ROW()-1" office:value-type="float" office:value="359">
            <text:p>359</text:p>
          </table:table-cell>
          <table:table-cell table:formula="of:=ROW()-1" office:value-type="float" office:value="359">
            <text:p>359</text:p>
          </table:table-cell>
          <table:table-cell table:number-columns-repeated="7"/>
        </table:table-row>
        <table:table-row table:style-name="ro1">
          <table:table-cell table:formula="of:=ROW()-1" office:value-type="float" office:value="360">
            <text:p>360</text:p>
          </table:table-cell>
          <table:table-cell table:formula="of:=ROW()-1" office:value-type="float" office:value="360">
            <text:p>360</text:p>
          </table:table-cell>
          <table:table-cell table:number-columns-repeated="7"/>
        </table:table-row>
        <table:table-row table:style-name="ro1">
          <table:table-cell table:formula="of:=ROW()-1" office:value-type="float" office:value="361">
            <text:p>361</text:p>
          </table:table-cell>
          <table:table-cell table:formula="of:=ROW()-1" office:value-type="float" office:value="361">
            <text:p>361</text:p>
          </table:table-cell>
          <table:table-cell table:number-columns-repeated="7"/>
        </table:table-row>
        <table:table-row table:style-name="ro1">
          <table:table-cell table:formula="of:=ROW()-1" office:value-type="float" office:value="362">
            <text:p>362</text:p>
          </table:table-cell>
          <table:table-cell table:formula="of:=ROW()-1" office:value-type="float" office:value="362">
            <text:p>362</text:p>
          </table:table-cell>
          <table:table-cell table:number-columns-repeated="7"/>
        </table:table-row>
        <table:table-row table:style-name="ro1">
          <table:table-cell table:formula="of:=ROW()-1" office:value-type="float" office:value="363">
            <text:p>363</text:p>
          </table:table-cell>
          <table:table-cell table:formula="of:=ROW()-1" office:value-type="float" office:value="363">
            <text:p>363</text:p>
          </table:table-cell>
          <table:table-cell table:number-columns-repeated="7"/>
        </table:table-row>
        <table:table-row table:style-name="ro1">
          <table:table-cell table:formula="of:=ROW()-1" office:value-type="float" office:value="364">
            <text:p>364</text:p>
          </table:table-cell>
          <table:table-cell table:formula="of:=ROW()-1" office:value-type="float" office:value="364">
            <text:p>364</text:p>
          </table:table-cell>
          <table:table-cell table:number-columns-repeated="7"/>
        </table:table-row>
        <table:table-row table:style-name="ro1">
          <table:table-cell table:formula="of:=ROW()-1" office:value-type="float" office:value="365">
            <text:p>365</text:p>
          </table:table-cell>
          <table:table-cell table:formula="of:=ROW()-1" office:value-type="float" office:value="365">
            <text:p>365</text:p>
          </table:table-cell>
          <table:table-cell table:number-columns-repeated="7"/>
        </table:table-row>
        <table:table-row table:style-name="ro1">
          <table:table-cell table:formula="of:=ROW()-1" office:value-type="float" office:value="366">
            <text:p>366</text:p>
          </table:table-cell>
          <table:table-cell table:formula="of:=ROW()-1" office:value-type="float" office:value="366">
            <text:p>366</text:p>
          </table:table-cell>
          <table:table-cell table:number-columns-repeated="7"/>
        </table:table-row>
        <table:table-row table:style-name="ro1">
          <table:table-cell table:formula="of:=ROW()-1" office:value-type="float" office:value="367">
            <text:p>367</text:p>
          </table:table-cell>
          <table:table-cell table:formula="of:=ROW()-1" office:value-type="float" office:value="367">
            <text:p>367</text:p>
          </table:table-cell>
          <table:table-cell table:number-columns-repeated="7"/>
        </table:table-row>
        <table:table-row table:style-name="ro1">
          <table:table-cell table:formula="of:=ROW()-1" office:value-type="float" office:value="368">
            <text:p>368</text:p>
          </table:table-cell>
          <table:table-cell table:formula="of:=ROW()-1" office:value-type="float" office:value="368">
            <text:p>368</text:p>
          </table:table-cell>
          <table:table-cell table:number-columns-repeated="7"/>
        </table:table-row>
        <table:table-row table:style-name="ro1">
          <table:table-cell table:formula="of:=ROW()-1" office:value-type="float" office:value="369">
            <text:p>369</text:p>
          </table:table-cell>
          <table:table-cell table:formula="of:=ROW()-1" office:value-type="float" office:value="369">
            <text:p>369</text:p>
          </table:table-cell>
          <table:table-cell table:number-columns-repeated="7"/>
        </table:table-row>
        <table:table-row table:style-name="ro1">
          <table:table-cell table:formula="of:=ROW()-1" office:value-type="float" office:value="370">
            <text:p>370</text:p>
          </table:table-cell>
          <table:table-cell table:formula="of:=ROW()-1" office:value-type="float" office:value="370">
            <text:p>370</text:p>
          </table:table-cell>
          <table:table-cell table:number-columns-repeated="7"/>
        </table:table-row>
        <table:table-row table:style-name="ro1">
          <table:table-cell table:formula="of:=ROW()-1" office:value-type="float" office:value="371">
            <text:p>371</text:p>
          </table:table-cell>
          <table:table-cell table:formula="of:=ROW()-1" office:value-type="float" office:value="371">
            <text:p>371</text:p>
          </table:table-cell>
          <table:table-cell table:number-columns-repeated="7"/>
        </table:table-row>
        <table:table-row table:style-name="ro1">
          <table:table-cell table:formula="of:=ROW()-1" office:value-type="float" office:value="372">
            <text:p>372</text:p>
          </table:table-cell>
          <table:table-cell table:formula="of:=ROW()-1" office:value-type="float" office:value="372">
            <text:p>372</text:p>
          </table:table-cell>
          <table:table-cell table:number-columns-repeated="7"/>
        </table:table-row>
        <table:table-row table:style-name="ro1">
          <table:table-cell table:formula="of:=ROW()-1" office:value-type="float" office:value="373">
            <text:p>373</text:p>
          </table:table-cell>
          <table:table-cell table:formula="of:=ROW()-1" office:value-type="float" office:value="373">
            <text:p>373</text:p>
          </table:table-cell>
          <table:table-cell table:number-columns-repeated="7"/>
        </table:table-row>
        <table:table-row table:style-name="ro1">
          <table:table-cell table:formula="of:=ROW()-1" office:value-type="float" office:value="374">
            <text:p>374</text:p>
          </table:table-cell>
          <table:table-cell table:formula="of:=ROW()-1" office:value-type="float" office:value="374">
            <text:p>374</text:p>
          </table:table-cell>
          <table:table-cell table:number-columns-repeated="7"/>
        </table:table-row>
        <table:table-row table:style-name="ro1">
          <table:table-cell table:formula="of:=ROW()-1" office:value-type="float" office:value="375">
            <text:p>375</text:p>
          </table:table-cell>
          <table:table-cell table:formula="of:=ROW()-1" office:value-type="float" office:value="375">
            <text:p>375</text:p>
          </table:table-cell>
          <table:table-cell table:number-columns-repeated="7"/>
        </table:table-row>
        <table:table-row table:style-name="ro1">
          <table:table-cell table:formula="of:=ROW()-1" office:value-type="float" office:value="376">
            <text:p>376</text:p>
          </table:table-cell>
          <table:table-cell table:formula="of:=ROW()-1" office:value-type="float" office:value="376">
            <text:p>376</text:p>
          </table:table-cell>
          <table:table-cell table:number-columns-repeated="7"/>
        </table:table-row>
        <table:table-row table:style-name="ro1">
          <table:table-cell table:formula="of:=ROW()-1" office:value-type="float" office:value="377">
            <text:p>377</text:p>
          </table:table-cell>
          <table:table-cell table:formula="of:=ROW()-1" office:value-type="float" office:value="377">
            <text:p>377</text:p>
          </table:table-cell>
          <table:table-cell table:number-columns-repeated="7"/>
        </table:table-row>
        <table:table-row table:style-name="ro1">
          <table:table-cell table:formula="of:=ROW()-1" office:value-type="float" office:value="378">
            <text:p>378</text:p>
          </table:table-cell>
          <table:table-cell table:formula="of:=ROW()-1" office:value-type="float" office:value="378">
            <text:p>378</text:p>
          </table:table-cell>
          <table:table-cell table:number-columns-repeated="7"/>
        </table:table-row>
        <table:table-row table:style-name="ro1">
          <table:table-cell table:formula="of:=ROW()-1" office:value-type="float" office:value="379">
            <text:p>379</text:p>
          </table:table-cell>
          <table:table-cell table:formula="of:=ROW()-1" office:value-type="float" office:value="379">
            <text:p>379</text:p>
          </table:table-cell>
          <table:table-cell table:number-columns-repeated="7"/>
        </table:table-row>
        <table:table-row table:style-name="ro1">
          <table:table-cell table:formula="of:=ROW()-1" office:value-type="float" office:value="380">
            <text:p>380</text:p>
          </table:table-cell>
          <table:table-cell table:formula="of:=ROW()-1" office:value-type="float" office:value="380">
            <text:p>380</text:p>
          </table:table-cell>
          <table:table-cell table:number-columns-repeated="7"/>
        </table:table-row>
        <table:table-row table:style-name="ro1">
          <table:table-cell table:formula="of:=ROW()-1" office:value-type="float" office:value="381">
            <text:p>381</text:p>
          </table:table-cell>
          <table:table-cell table:formula="of:=ROW()-1" office:value-type="float" office:value="381">
            <text:p>381</text:p>
          </table:table-cell>
          <table:table-cell table:number-columns-repeated="7"/>
        </table:table-row>
        <table:table-row table:style-name="ro1">
          <table:table-cell table:formula="of:=ROW()-1" office:value-type="float" office:value="382">
            <text:p>382</text:p>
          </table:table-cell>
          <table:table-cell table:formula="of:=ROW()-1" office:value-type="float" office:value="382">
            <text:p>38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18.05.2019</text:date>, <text:time>23:18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8T23:18:23.95</dc:date>
    <meta:editing-duration>PT3H52M52S</meta:editing-duration>
    <meta:editing-cycles>17</meta:editing-cycles>
    <meta:document-statistic meta:table-count="1" meta:cell-count="1221" meta:object-count="0"/>
  </office:meta>
</office:document-meta>
</file>